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JsUrlInfo.getScheme( TransportType transport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ckJsUrl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UrlInfo.getTransportUrl( TransportType trans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ckJsUrlInfo.getSockJs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UrlInfo.getInfo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JsUrlInfo.getSession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JsUrlInfo.SockJsUrlInfo( URI sockJs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UrlInfo.getServe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JsUrlInfo.getUu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